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textarea-horizontal-align="justify" draw:textarea-vertical-align="middle" draw:auto-grow-height="false" draw:shadow="hidden"/>
    </style:style>
    <style:style style:name="gr3" style:family="graphic" style:parent-style-name="objectwithoutfill">
      <style:graphic-properties draw:marker-end="Arrow" draw:marker-end-width="0.3cm" draw:fill="none" draw:textarea-vertical-align="middle" draw:shadow="hidden"/>
    </style:style>
    <style:style style:name="gr4" style:family="graphic" style:parent-style-name="standard">
      <style:graphic-properties draw:stroke="none" svg:stroke-color="#000000" draw:fill="none" draw:fill-color="#ffffff" fo:min-height="0.889cm" draw:shadow="hidden"/>
    </style:style>
    <style:style style:name="gr5" style:family="graphic" style:parent-style-name="standard">
      <style:graphic-properties draw:stroke="none" svg:stroke-color="#000000" draw:fill="none" draw:fill-color="#ffffff" fo:min-height="1.016cm" draw:shadow="hidden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5.969cm" svg:height="2.413cm" svg:x="2.27cm" svg:y="2.905cm">
          <text:p text:style-name="P1"><text:span text:style-name="T1">Condición a evalua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4" draw:id="id4" draw:layer="layout" svg:width="0.635cm" svg:height="0.762cm" svg:x="4.934cm" svg:y="11.0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0.889cm" svg:height="0.635cm" svg:x="4.81cm" svg:y="1.12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2" draw:text-style-name="P1" xml:id="id3" draw:id="id3" draw:layer="layout" svg:width="5.715cm" svg:height="2.413cm" svg:x="2.397cm" svg:y="6.46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5.254cm" svg:y1="1.762cm" svg:x2="5.255cm" svg:y2="2.905cm" draw:start-shape="id1" draw:start-glue-point="8" draw:end-shape="id2" draw:end-glue-point="4" svg:d="M5254 1762l1 1143" svg:viewBox="0 0 2 1144">
          <text:p/>
        </draw:connector>
        <draw:connector draw:style-name="gr3" draw:text-style-name="P1" draw:layer="layout" draw:type="line" svg:x1="5.255cm" svg:y1="5.318cm" svg:x2="5.254cm" svg:y2="6.461cm" draw:start-shape="id2" draw:start-glue-point="6" draw:end-shape="id3" draw:end-glue-point="0" svg:d="M5255 5318l-1 1143" svg:viewBox="0 0 2 1144">
          <text:p/>
        </draw:connector>
        <draw:connector draw:style-name="gr3" draw:text-style-name="P1" xml:id="id5" draw:id="id5" draw:layer="layout" draw:type="line" svg:x1="5.254cm" svg:y1="8.874cm" svg:x2="5.253cm" svg:y2="11.033cm" draw:start-shape="id3" draw:start-glue-point="2" draw:end-shape="id4" draw:end-glue-point="4" svg:d="M5254 8874l-1 2159" svg:viewBox="0 0 2 2160">
          <text:p/>
        </draw:connector>
        <draw:connector draw:style-name="gr3" draw:text-style-name="P1" draw:layer="layout" draw:line-skew="-0.514cm" svg:x1="2.27cm" svg:y1="4.112cm" svg:x2="5.253cm" svg:y2="9.953cm" draw:start-shape="id2" draw:start-glue-point="5" draw:end-shape="id5" draw:end-glue-point="0" svg:d="M2270 4112h-1016v5841h3999" svg:viewBox="0 0 4000 5842">
          <text:p/>
        </draw:connector>
        <draw:frame draw:style-name="gr4" draw:text-style-name="P2" draw:layer="layout" svg:width="2.921cm" svg:height="1.139cm" svg:x="5.191cm" svg:y="5.322cm">
          <draw:text-box>
            <text:p><text:span text:style-name="T1">Verdarero</text:span></text:p>
          </draw:text-box>
        </draw:frame>
        <draw:frame draw:style-name="gr4" draw:text-style-name="P2" draw:layer="layout" svg:width="2.921cm" svg:height="1.139cm" svg:x="1cm" svg:y="3.29cm">
          <draw:text-box>
            <text:p><text:span text:style-name="T1">Falso</text:span></text:p>
          </draw:text-box>
        </draw:frame>
        <draw:frame draw:style-name="gr5" draw:text-style-name="P3" draw:layer="layout" svg:width="4.191cm" svg:height="1.916cm" svg:x="3.032cm" svg:y="6.715cm">
          <draw:text-box>
            <text:p text:style-name="P1"><text:span text:style-name="T1">Sentencia simple o </text:span></text:p>
            <text:p text:style-name="P1"><text:span text:style-name="T1">compuesta</text:span></text:p>
          </draw:text-box>
        </draw:frame>
        <draw:frame draw:style-name="gr4" draw:text-style-name="P2" draw:layer="layout" svg:width="3.683cm" svg:height="1.139cm" svg:x="5.699cm" svg:y="1.254cm">
          <draw:text-box>
            <text:p><text:span text:style-name="T1">Inicio/Entrada</text:span></text:p>
          </draw:text-box>
        </draw:frame>
        <draw:frame draw:style-name="gr4" draw:text-style-name="P2" draw:layer="layout" svg:width="3.683cm" svg:height="1.139cm" svg:x="5.572cm" svg:y="10.91cm">
          <draw:text-box>
            <text:p><text:span text:style-name="T1">Fin/Sali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5.992cm" fo:margin-left="1cm" fo:margin-right="1.07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16T13:25:30.860884557</meta:creation-date>
    <dc:date>2014-10-16T22:34:52.408622430</dc:date>
    <meta:editing-duration>PT37M48S</meta:editing-duration>
    <meta:editing-cycles>4</meta:editing-cycles>
    <meta:generator>LibreOffice/4.2.6.3$Linux_X86_64 LibreOffice_project/420$Build-3</meta:generator>
    <meta:document-statistic meta:object-count="13"/>
  </office:meta>
</office:document-meta>
</file>